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spira Webfont" svg:font-family="Aspira Webfon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TableColumn7" style:family="table-column">
      <style:table-column-properties style:column-width="0.5416in" style:use-optimal-column-width="false"/>
    </style:style>
    <style:style style:name="TableColumn8" style:family="table-column">
      <style:table-column-properties style:column-width="0.9583in" style:use-optimal-column-width="false"/>
    </style:style>
    <style:style style:name="TableColumn9" style:family="table-column">
      <style:table-column-properties style:column-width="1in" style:use-optimal-column-width="false"/>
    </style:style>
    <style:style style:name="TableColumn10" style:family="table-column">
      <style:table-column-properties style:column-width="1.125in" style:use-optimal-column-width="false"/>
    </style:style>
    <style:style style:name="TableColumn11" style:family="table-column">
      <style:table-column-properties style:column-width="0.9791in" style:use-optimal-column-width="false"/>
    </style:style>
    <style:style style:name="TableColumn12" style:family="table-column">
      <style:table-column-properties style:column-width="0.8125in" style:use-optimal-column-width="false"/>
    </style:style>
    <style:style style:name="TableColumn13" style:family="table-column">
      <style:table-column-properties style:column-width="0.8125in" style:use-optimal-column-width="false"/>
    </style:style>
    <style:style style:name="TableColumn14" style:family="table-column">
      <style:table-column-properties style:column-width="1.1875in" style:use-optimal-column-width="false"/>
    </style:style>
    <style:style style:name="Table6" style:family="table">
      <style:table-properties style:width="7.4166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9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92" style:parent-style-name="Standard" style:family="paragraph">
      <style:paragraph-properties fo:line-height="150%"/>
    </style:style>
    <style:style style:name="P93" style:parent-style-name="Standard" style:family="paragraph">
      <style:paragraph-properties fo:line-height="150%"/>
    </style:style>
    <style:style style:name="P94" style:parent-style-name="Standard" style:family="paragraph">
      <style:paragraph-properties fo:line-height="150%"/>
    </style:style>
    <style:style style:name="P95" style:parent-style-name="Standard" style:family="paragraph">
      <style:paragraph-properties fo:line-height="150%"/>
    </style:style>
    <style:style style:name="P96" style:parent-style-name="Standard" style:family="paragraph">
      <style:paragraph-properties fo:line-height="150%"/>
    </style:style>
    <style:style style:name="P97" style:parent-style-name="Standard" style:family="paragraph">
      <style:paragraph-properties fo:line-height="150%"/>
    </style:style>
    <style:style style:name="P98" style:parent-style-name="Standard" style:family="paragraph">
      <style:paragraph-properties fo:line-height="150%"/>
    </style:style>
    <style:style style:name="P99" style:parent-style-name="Standard" style:family="paragraph">
      <style:paragraph-properties fo:line-height="150%"/>
    </style:style>
    <style:style style:name="P100" style:parent-style-name="Standard" style:family="paragraph">
      <style:paragraph-properties fo:line-height="150%"/>
    </style:style>
    <style:style style:name="P101" style:parent-style-name="Standard" style:family="paragraph">
      <style:paragraph-properties fo:line-height="150%"/>
    </style:style>
    <style:style style:name="P102" style:parent-style-name="Standard" style:family="paragraph">
      <style:paragraph-properties fo:line-height="150%"/>
    </style:style>
    <style:style style:name="P103" style:parent-style-name="Standard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P105" style:parent-style-name="Standard" style:family="paragraph">
      <style:paragraph-properties fo:line-height="150%"/>
    </style:style>
    <style:style style:name="P106" style:parent-style-name="Standard" style:family="paragraph">
      <style:paragraph-properties fo:line-height="150%"/>
    </style:style>
    <style:style style:name="P107" style:parent-style-name="Standard" style:family="paragraph">
      <style:paragraph-properties fo:line-height="150%"/>
    </style:style>
    <style:style style:name="P108" style:parent-style-name="Standard" style:family="paragraph">
      <style:paragraph-properties fo:line-height="150%"/>
    </style:style>
    <style:style style:name="P109" style:parent-style-name="Standard" style:family="paragraph">
      <style:paragraph-properties fo:line-height="150%"/>
    </style:style>
    <style:style style:name="P110" style:parent-style-name="Standard" style:family="paragraph">
      <style:paragraph-properties fo:line-height="150%"/>
    </style:style>
    <style:style style:name="TableColumn112" style:family="table-column">
      <style:table-column-properties style:column-width="0.5416in" style:use-optimal-column-width="false"/>
    </style:style>
    <style:style style:name="TableColumn113" style:family="table-column">
      <style:table-column-properties style:column-width="0.9583in" style:use-optimal-column-width="false"/>
    </style:style>
    <style:style style:name="TableColumn114" style:family="table-column">
      <style:table-column-properties style:column-width="1in" style:use-optimal-column-width="false"/>
    </style:style>
    <style:style style:name="TableColumn115" style:family="table-column">
      <style:table-column-properties style:column-width="1.0416in" style:use-optimal-column-width="false"/>
    </style:style>
    <style:style style:name="TableColumn116" style:family="table-column">
      <style:table-column-properties style:column-width="1.1875in" style:use-optimal-column-width="false"/>
    </style:style>
    <style:style style:name="TableColumn117" style:family="table-column">
      <style:table-column-properties style:column-width="0.875in" style:use-optimal-column-width="false"/>
    </style:style>
    <style:style style:name="TableColumn118" style:family="table-column">
      <style:table-column-properties style:column-width="0.8333in" style:use-optimal-column-width="false"/>
    </style:style>
    <style:style style:name="TableColumn119" style:family="table-column">
      <style:table-column-properties style:column-width="0.9791in" style:use-optimal-column-width="false"/>
    </style:style>
    <style:style style:name="Table111" style:family="table">
      <style:table-properties style:width="7.4166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4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85" style:family="table-row">
      <style:table-row-properties style:min-row-height="0.4312in"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2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2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206" style:family="table-row">
      <style:table-row-properties style:min-row-height="0.4312in"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223" style:parent-style-name="Standard" style:family="paragraph">
      <style:text-properties style:font-name="Aspira Webfont" fo:color="#333333" fo:font-size="13.5pt" style:font-size-asian="13.5pt"/>
    </style:style>
    <style:style style:name="S1" style:family="section">
      <style:section-properties fo:margin-left="0in" fo:margin-right="0in" style:writing-mode="lr-tb"/>
    </style:style>
    <style:style style:name="P224" style:parent-style-name="Standard" style:family="paragraph">
      <style:paragraph-properties fo:margin-top="0.1041in" style:line-height-at-least="0.1875in"/>
      <style:text-properties style:font-name="Aspira Webfont" fo:color="#333333" fo:font-size="10.5pt" style:font-size-asian="10.5pt"/>
    </style:style>
    <style:style style:name="S2" style:family="section">
      <style:section-properties fo:margin-left="0in" fo:margin-right="0in" style:writing-mode="lr-tb"/>
    </style:style>
    <style:style style:name="P225" style:parent-style-name="Standard" style:family="paragraph">
      <style:paragraph-properties fo:margin-top="0.1041in" style:line-height-at-least="0.177in"/>
    </style:style>
    <style:style style:name="T226" style:parent-style-name="Policepardéfaut" style:family="text">
      <style:text-properties style:font-name="Aspira Webfont" fo:color="#00799E" fo:font-size="10.5pt" style:font-size-asian="10.5pt" fo:background-color="#FFFFFF"/>
    </style:style>
  </office:automatic-styles>
  <office:body>
    <office:text text:use-soft-page-breaks="true">
      <text:p text:style-name="P1">Network Administration</text:p>
      <text:p text:style-name="P2"/>
      <text:p text:style-name="P3"/>
      <text:p text:style-name="Standard"/>
      <text:p text:style-name="P4">1) Examine all end points in the network and confirm their IP addresses</text:p>
      <text:p text:style-name="P5">2) After confirming the devices IP, it will be necessary to check which ports are open in the devices</text:p>
      <text:p text:style-name="Standard"/>
      <text:p text:style-name="Standard">Figure 1- <text:s/>Zenmap information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Windows1</text:p>
          </table:table-cell>
          <table:table-cell table:style-name="TableCell20">
            <text:p text:style-name="P21">Windows2</text:p>
          </table:table-cell>
          <table:table-cell table:style-name="TableCell22">
            <text:p text:style-name="P23">Winserver</text:p>
          </table:table-cell>
          <table:table-cell table:style-name="TableCell24">
            <text:p text:style-name="P25">Linux</text:p>
          </table:table-cell>
          <table:table-cell table:style-name="TableCell26">
            <text:p text:style-name="P27">KaliOpenVas</text:p>
          </table:table-cell>
          <table:table-cell table:style-name="TableCell28">
            <text:p text:style-name="P29">Jumphost</text:p>
          </table:table-cell>
          <table:table-cell table:style-name="TableCell30">
            <text:p text:style-name="P31">Eve Server</text:p>
          </table:table-cell>
        </table:table-row>
        <table:table-row table:style-name="TableRow32">
          <table:table-cell table:style-name="TableCell33">
            <text:p text:style-name="P34">IP</text:p>
            <text:p text:style-name="P35"/>
          </table:table-cell>
          <table:table-cell table:style-name="TableCell36">
            <text:p text:style-name="P37">172.16.14.50</text:p>
          </table:table-cell>
          <table:table-cell table:style-name="TableCell38">
            <text:p text:style-name="P39">172.16.14.54</text:p>
          </table:table-cell>
          <table:table-cell table:style-name="TableCell40">
            <text:p text:style-name="P41">Not confirmed with Zenmap</text:p>
          </table:table-cell>
          <table:table-cell table:style-name="TableCell42">
            <text:p text:style-name="P43">172.16.14.52</text:p>
          </table:table-cell>
          <table:table-cell table:style-name="TableCell44">
            <text:p text:style-name="P45">172.16.14.51</text:p>
          </table:table-cell>
          <table:table-cell table:style-name="TableCell46">
            <text:p text:style-name="P47">172.16.14.3</text:p>
          </table:table-cell>
          <table:table-cell table:style-name="TableCell48">
            <text:p text:style-name="P49">172.16.14.2</text:p>
          </table:table-cell>
        </table:table-row>
        <table:table-row table:style-name="TableRow50">
          <table:table-cell table:style-name="TableCell51">
            <text:p text:style-name="P52">Open ports</text:p>
          </table:table-cell>
          <table:table-cell table:style-name="TableCell53">
            <text:p text:style-name="P54">135/tcp <text:s/>open <text:s/>msrpc</text:p>
            <text:p text:style-name="P55"/>
            <text:p text:style-name="P56">139/tcp <text:s/>open <text:s/>netbios-ssn</text:p>
            <text:p text:style-name="P57"/>
            <text:p text:style-name="P58">445/tcp <text:s/>open <text:s/>microsoft-ds</text:p>
            <text:p text:style-name="P59"/>
            <text:p text:style-name="P60">3389/tcp open <text:s/>ms-wbt-server</text:p>
          </table:table-cell>
          <table:table-cell table:style-name="TableCell61">
            <text:p text:style-name="P62">135/tcp <text:s/>open <text:s/>msrpc</text:p>
            <text:p text:style-name="P63"/>
            <text:p text:style-name="P64">139/tcp <text:s/>open <text:s/>netbios-ssn</text:p>
            <text:p text:style-name="P65"/>
            <text:p text:style-name="P66">445/tcp <text:s/>open <text:s/>microsoft-ds</text:p>
            <text:p text:style-name="P67"/>
            <text:p text:style-name="P68">3389/tcp open <text:s/>ms-wbt-server</text:p>
            <text:p text:style-name="P69"/>
            <text:p text:style-name="P70">5357/tcp open <text:s/>wsdapi</text:p>
          </table:table-cell>
          <table:table-cell table:style-name="TableCell71">
            <text:p text:style-name="P72">Not found on Zenmap</text:p>
          </table:table-cell>
          <table:table-cell table:style-name="TableCell73">
            <text:p text:style-name="P74">80/tcp <text:s text:c="2"/>open <text:s/>http</text:p>
            <text:p text:style-name="P75"/>
            <text:p text:style-name="P76">3389/tcp open <text:s/>ms-wbt-server</text:p>
          </table:table-cell>
          <table:table-cell table:style-name="TableCell77">
            <text:p text:style-name="P78">All 100<text:s/>scanned ports on 172.16.14.51 are in ignored states.</text:p>
          </table:table-cell>
          <table:table-cell table:style-name="TableCell79">
            <text:p text:style-name="P80">135/tcp <text:s/>open <text:s/>msrpc</text:p>
            <text:p text:style-name="P81"/>
            <text:p text:style-name="P82">445/tcp <text:s/>open <text:s/>microsoft-ds</text:p>
            <text:p text:style-name="P83"/>
            <text:p text:style-name="P84">3389/tcp open <text:s/>ms-wbt-server</text:p>
            <text:p text:style-name="P85"/>
          </table:table-cell>
          <table:table-cell table:style-name="TableCell86">
            <text:p text:style-name="P87">22/tcp <text:s/>open <text:s/>ssh</text:p>
            <text:p text:style-name="P88"/>
            <text:p text:style-name="P89">80/tcp <text:s/>open <text:s/>http</text:p>
            <text:p text:style-name="P90"/>
            <text:p text:style-name="P91">443/tcp open <text:s/>https</text:p>
          </table:table-cell>
        </table:table-row>
      </table:table>
      <text:p text:style-name="Standard"/>
      <text:p text:style-name="P92"/>
      <text:p text:style-name="P93">1.1) Zenmap was used to confirm the IP addresses of the<text:s/>machines that were active on the network (a screenshot has been provided with this document).<text:s/>The IP address that was used to initiate the search was the web host (172.16.14.0/24). It was the most optimal solution to capture all the addresses and the open<text:s/>ports all at once.</text:p>
      <text:p text:style-name="P94"/>
      <text:p text:style-name="P95"/>
      <text:p text:style-name="P96">2.1) The above mentioned table (Figure 1) indicates the open ports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3) Test which ports are open on all machines from the Kali Machine</text:p>
      <text:p text:style-name="P105"/>
      <text:p text:style-name="P106">The information provided on Zenmap (Figure 1) regarding the open ports has been cross<text:s/>reference using Kali (nmap) and Wireshark. This is to make sure that the information in Figure 1 is accurate and also to provide any additional relevant information, such as Operating Systems (OS), Services, ARP (Address Resolution Protocol).</text:p>
      <text:p text:style-name="P107"/>
      <text:p text:style-name="P108"/>
      <text:p text:style-name="P109"/>
      <text:p text:style-name="P110">Figure 2<text:s/>Nmap the devices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Windows1</text:p>
          </table:table-cell>
          <table:table-cell table:style-name="TableCell125">
            <text:p text:style-name="P126">Windows2</text:p>
          </table:table-cell>
          <table:table-cell table:style-name="TableCell127">
            <text:p text:style-name="P128">Winserver</text:p>
          </table:table-cell>
          <table:table-cell table:style-name="TableCell129">
            <text:p text:style-name="P130">Linux</text:p>
          </table:table-cell>
          <table:table-cell table:style-name="TableCell131">
            <text:p text:style-name="P132">KaliOpenVas</text:p>
          </table:table-cell>
          <table:table-cell table:style-name="TableCell133">
            <text:p text:style-name="P134">Jumphost</text:p>
          </table:table-cell>
          <table:table-cell table:style-name="TableCell135">
            <text:p text:style-name="P136">Eve Server</text:p>
          </table:table-cell>
        </table:table-row>
        <table:table-row table:style-name="TableRow137">
          <table:table-cell table:style-name="TableCell138">
            <text:p text:style-name="P139">OS</text:p>
            <text:p text:style-name="P140"/>
          </table:table-cell>
          <table:table-cell table:style-name="TableCell141">
            <text:p text:style-name="P142">Windows 10 1507-1607</text:p>
            <text:p text:style-name="P143"/>
          </table:table-cell>
          <table:table-cell table:style-name="TableCell144">
            <text:p text:style-name="P145">Windows 10 1507-1607</text:p>
          </table:table-cell>
          <table:table-cell table:style-name="TableCell146">
            <text:p text:style-name="P147">Nmap was not run on it</text:p>
          </table:table-cell>
          <table:table-cell table:style-name="TableCell148">
            <text:p text:style-name="P149">Linux 4.15.- 5.6</text:p>
          </table:table-cell>
          <table:table-cell table:style-name="TableCell150">
            <text:p text:style-name="P151">Not found</text:p>
          </table:table-cell>
          <table:table-cell table:style-name="TableCell152">
            <text:p text:style-name="P153">172.16.14.3</text:p>
          </table:table-cell>
          <table:table-cell table:style-name="TableCell154">
            <text:p text:style-name="P155">Linux 4.15.- 5.6</text:p>
          </table:table-cell>
        </table:table-row>
        <table:table-row table:style-name="TableRow156">
          <table:table-cell table:style-name="TableCell157">
            <text:p text:style-name="P158">Service</text:p>
          </table:table-cell>
          <table:table-cell table:style-name="TableCell159">
            <text:p text:style-name="P160">Msrpc</text:p>
            <text:p text:style-name="P161">netbios-ssn<text:s/>microsoft-ds</text:p>
          </table:table-cell>
          <table:table-cell table:style-name="TableCell162">
            <text:p text:style-name="P163">Msrpc</text:p>
            <text:p text:style-name="P164">netbios-ssn microsoft-ds</text:p>
            <text:p text:style-name="P165">ms-wbt-server</text:p>
            <text:p text:style-name="P166">http</text:p>
            <text:p text:style-name="P167"/>
          </table:table-cell>
          <table:table-cell table:style-name="TableCell168">
            <text:p text:style-name="P169">Nmap was not run on it</text:p>
          </table:table-cell>
          <table:table-cell table:style-name="TableCell170">
            <text:p text:style-name="P171">Http</text:p>
            <text:p text:style-name="P172">ms-wbt-server xrdp</text:p>
            <text:p text:style-name="P173">ssl/rtsp</text:p>
          </table:table-cell>
          <table:table-cell table:style-name="TableCell174">
            <text:p text:style-name="P175">Unknown</text:p>
          </table:table-cell>
          <table:table-cell table:style-name="TableCell176">
            <text:p text:style-name="P177">Mrpc</text:p>
            <text:p text:style-name="P178">microsoft-ds</text:p>
            <text:p text:style-name="P179">ms-wbt-server</text:p>
            <text:p text:style-name="P180"/>
          </table:table-cell>
          <table:table-cell table:style-name="TableCell181">
            <text:p text:style-name="P182">Ssh</text:p>
            <text:p text:style-name="P183">http</text:p>
            <text:p text:style-name="P184"><text:s/>ssl/http websocket</text:p>
          </table:table-cell>
        </table:table-row>
        <table:table-row table:style-name="TableRow185">
          <table:table-cell table:style-name="TableCell186">
            <text:p text:style-name="P187">ARP</text:p>
          </table:table-cell>
          <table:table-cell table:style-name="TableCell188">
            <text:p text:style-name="P189">18</text:p>
            <text:p text:style-name="P190">2224</text:p>
          </table:table-cell>
          <table:table-cell table:style-name="TableCell191">
            <text:p text:style-name="P192">14</text:p>
            <text:p text:style-name="P193">2322</text:p>
          </table:table-cell>
          <table:table-cell table:style-name="TableCell194">
            <text:p text:style-name="P195">Nmap was not run on it</text:p>
          </table:table-cell>
          <table:table-cell table:style-name="TableCell196">
            <text:p text:style-name="P197">6</text:p>
          </table:table-cell>
          <table:table-cell table:style-name="TableCell198">
            <text:p text:style-name="P199">6</text:p>
            <text:p text:style-name="P200">15</text:p>
          </table:table-cell>
          <table:table-cell table:style-name="TableCell201">
            <text:p text:style-name="P202">5</text:p>
          </table:table-cell>
          <table:table-cell table:style-name="TableCell203">
            <text:p text:style-name="P204">8</text:p>
            <text:p text:style-name="P205">9</text:p>
          </table:table-cell>
        </table:table-row>
        <table:table-row table:style-name="TableRow206">
          <table:table-cell table:style-name="TableCell207">
            <text:p text:style-name="P208">MAC</text:p>
          </table:table-cell>
          <table:table-cell table:style-name="TableCell209">
            <text:p text:style-name="P210">Unknown</text:p>
          </table:table-cell>
          <table:table-cell table:style-name="TableCell211">
            <text:p text:style-name="P212">Unknown</text:p>
          </table:table-cell>
          <table:table-cell table:style-name="TableCell213">
            <text:p text:style-name="P214">Nmap was not run on it</text:p>
          </table:table-cell>
          <table:table-cell table:style-name="TableCell215">
            <text:p text:style-name="P216">Uknown</text:p>
          </table:table-cell>
          <table:table-cell table:style-name="TableCell217">
            <text:p text:style-name="P218">Uknown</text:p>
          </table:table-cell>
          <table:table-cell table:style-name="TableCell219">
            <text:p text:style-name="P220">VMare</text:p>
          </table:table-cell>
          <table:table-cell table:style-name="TableCell221">
            <text:p text:style-name="P222">00:50:56:9F:25:65 (VMware)</text:p>
          </table:table-cell>
        </table:table-row>
      </table:table>
      <text:p text:style-name="Standard"/>
      <text:p text:style-name="Standard"/>
      <text:p text:style-name="Standard"/>
      <text:p text:style-name="Standard">Screenshots will be provided for each of the above mentioned devices</text:p>
      <text:p text:style-name="Standard"/>
      <text:p text:style-name="Standard"/>
      <text:p text:style-name="Standard"/>
      <text:p text:style-name="Standard">In order to get the information above. The following command has been used:</text:p>
      <text:p text:style-name="Standard"/>
      <text:p text:style-name="Standard">sudo nmap -v<text:s/>-sV -O “IP address”</text:p>
      <text:p text:style-name="Standard"/>
      <text:p text:style-name="P223">Nmap Cheat Sheet 2023: All the Commands, Flags &amp; Switches</text:p>
      <text:section text:name="Sect1" text:style-name="S1">
        <text:p text:style-name="P224">Nathan House Nathan House is the founder and CEO of StationX. He has over 25 years of experience in cyber security et al.</text:p>
      </text:section>
      <text:section text:name="Sect2" text:style-name="S2">
        <text:p text:style-name="P225"><text:a xlink:href="https://www.stationx.net/nmap-cheat-sheet/" office:target-frame-name="_top" xlink:show="replace"><text:span text:style-name="T226">https://www.stationx.net/nmap-cheat-sheet/</text:span></text:a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spira Webfont" svg:font-family="Aspira Webfon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 Daguste</meta:initial-creator>
    <dc:creator>Max Daguste</dc:creator>
    <meta:creation-date>2023-08-12T05:09:00Z</meta:creation-date>
    <dc:date>2023-08-12T05:09:00Z</dc:date>
    <meta:template xlink:href="Normal.dotm" xlink:type="simple"/>
    <meta:editing-cycles>2</meta:editing-cycles>
    <meta:editing-duration>PT60S</meta:editing-duration>
    <meta:document-statistic meta:page-count="2" meta:paragraph-count="5" meta:word-count="417" meta:character-count="2790" meta:row-count="19" meta:non-whitespace-character-count="2378"/>
  </office:meta>
</office:document-meta>
</file>